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l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adauk Book" svg:font-family="'Padauk Book'" style:font-pitch="variable"/>
    <style:font-face style:name="Ubuntu Sans" svg:font-family="'Ubuntu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92cm" fo:min-width="12.82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881cm" fo:min-width="4.42cm" loext:decorative="false"/>
    </style:style>
    <style:style style:name="gr4" style:family="graphic" style:parent-style-name="standard">
      <style:graphic-properties svg:stroke-color="#b2b2b2" draw:fill="solid" draw:fill-color="#dddddd" draw:textarea-vertical-align="middle" loext:decorative="false"/>
    </style:style>
    <style:style style:name="gr5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2.151cm" fo:min-width="1.863cm" loext:decorative="false"/>
    </style:style>
    <style:style style:name="gr6" style:family="graphic" style:parent-style-name="standard">
      <style:graphic-properties svg:stroke-color="#dddddd" draw:fill="solid" draw:fill-color="#ffffff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44cm" fo:min-width="2.194cm" loext:decorative="false"/>
    </style:style>
    <style:style style:name="gr8" style:family="graphic" style:parent-style-name="standard">
      <style:graphic-properties draw:stroke="none" draw:fill="solid" draw:fill-color="#cccccc" draw:textarea-vertical-align="middle" draw:auto-grow-height="false" fo:min-height="3.56cm" fo:min-width="3.31cm" fo:wrap-option="wrap" loext:decorative="false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086cm" fo:min-width="1.836cm" loext:decorative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321cm" fo:min-width="0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12cm" fo:min-width="0.257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309cm" fo:min-width="0.211cm" loext:decorative="false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.807cm" loext:decorative="fals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1cm" loext:decorative="fals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261cm" fo:min-width="0cm" loext:decorative="false"/>
    </style:style>
    <style:style style:name="gr1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cm" fo:min-width="0cm" draw:shadow-opacity="50%" loext:decorative="false"/>
    </style:style>
    <style:style style:name="gr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5.57cm" fo:min-width="2.939cm" loext:decorative="false"/>
    </style:style>
    <style:style style:name="gr18" style:family="graphic" style:parent-style-name="standard">
      <style:graphic-properties draw:fill="solid" draw:fill-color="#99ffcc" draw:textarea-horizontal-align="justify" draw:textarea-vertical-align="middle" draw:auto-grow-height="false" fo:min-height="3.461cm" fo:min-width="2.308cm" loext:decorative="false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.178cm" fo:min-width="0cm" loext:decorative="false"/>
    </style:style>
    <style:style style:name="gr20" style:family="graphic" style:parent-style-name="standard">
      <style:graphic-properties draw:fill="solid" draw:fill-color="#66cc99" draw:textarea-horizontal-align="justify" draw:textarea-vertical-align="middle" draw:auto-grow-height="false" fo:min-height="0.533cm" fo:min-width="0cm" loext:decorative="false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loext:decorative="false"/>
    </style:style>
    <style:style style:name="gr22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2.797cm" fo:min-width="1.036cm" draw:shadow-opacity="100%" loext:decorative="false"/>
    </style:style>
    <style:style style:name="gr23" style:family="graphic" style:parent-style-name="standard">
      <style:graphic-properties draw:fill="solid" draw:fill-color="#66cc99" draw:textarea-horizontal-align="justify" draw:textarea-vertical-align="middle" draw:auto-grow-height="false" fo:min-height="0.03cm" fo:min-width="0cm" loext:decorative="false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loext:decorative="false"/>
    </style:style>
    <style:style style:name="gr25" style:family="graphic" style:parent-style-name="standard">
      <style:graphic-properties draw:fill="solid" draw:fill-color="#99ffcc" draw:textarea-horizontal-align="justify" draw:textarea-vertical-align="middle" draw:auto-grow-height="false" fo:min-height="2.483cm" fo:min-width="1.575cm" loext:decorative="false"/>
    </style:style>
    <style:style style:name="gr26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1.782cm" fo:min-width="0.262cm" draw:shadow-opacity="100%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6.873cm" fo:min-width="19.099cm" loext:decorative="false"/>
    </style:style>
    <style:style style:name="gr2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561cm" fo:min-width="0.925cm" loext:decorative="false"/>
      <style:paragraph-properties style:writing-mode="lr-tb"/>
    </style:style>
    <style:style style:name="gr2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908cm" fo:min-width="6.827cm" loext:decorative="false"/>
      <style:paragraph-properties style:writing-mode="lr-tb"/>
    </style:style>
    <style:style style:name="gr3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908cm" fo:min-width="2.28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99ffcc"/>
      <style:paragraph-properties fo:text-align="center"/>
    </style:style>
    <style:style style:name="P11" style:family="paragraph">
      <loext:graphic-properties draw:fill="solid" draw:fill-color="#66cc99"/>
      <style:paragraph-properties fo:text-align="center"/>
    </style:style>
    <style:style style:name="P12" style:family="paragraph">
      <loext:graphic-properties draw:fill="solid" draw:fill-color="#333333" draw:opacity="100%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style:paragraph-properties fo:text-align="center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/>
      <style:paragraph-properties fo:text-align="center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start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none"/>
      <style:paragraph-properties fo:text-align="start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text-align="end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="none"/>
      <style:paragraph-properties fo:text-align="end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loext:opacity="100%" style:text-position="-25% 100%" style:font-name="FreeSans" fo:font-size="48pt" fo:letter-spacing="-0.106cm" fo:font-weight="bold" style:letter-kerning="true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FreeSans" fo:font-size="48pt" fo:letter-spacing="-0.106cm" fo:font-weight="bold" style:letter-kerning="true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29cm" svg:height="7.342cm" svg:x="4.827cm" svg:y="12.01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08cm" svg:height="3.291cm" draw:transform="rotate (-1.5707963267949) translate (6.791cm 3.863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3" draw:layer="layout" svg:width="1.912cm" svg:height="2.793cm" draw:transform="rotate (-1.5707963267949) translate (6.542cm 4.513cm)" svg:viewBox="0 0 1913 2794" draw:points="0,0 1913,192 1905,2592 0,2794">
            <text:p/>
          </draw:polygon>
          <draw:custom-shape draw:style-name="gr5" draw:text-style-name="P4" draw:layer="layout" svg:width="2.363cm" svg:height="2.401cm" draw:transform="rotate (1.5707963267949) translate (3.946cm 8.766cm)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6" draw:text-style-name="P5" draw:layer="layout" svg:width="0.472cm" svg:height="2.793cm" draw:transform="rotate (-1.5707963267949) translate (6.542cm 4.04cm)" svg:viewBox="0 0 473 2794" draw:points="0,2592 473,2794 473,0 0,192">
            <text:p/>
          </draw:polygon>
        </draw:g>
        <draw:g draw:style-name="gr2">
          <draw:g draw:style-name="gr2">
            <draw:custom-shape draw:style-name="gr7" draw:text-style-name="P5" draw:layer="layout" svg:width="3.81cm" svg:height="3.81cm" svg:x="6.563cm" svg:y="12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6.563cm" svg:y="12.866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6.817cm" svg:y="13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0" draw:text-style-name="P7" draw:layer="layout" svg:width="0.297cm" svg:height="1.571cm" draw:transform="rotate (1.5707963267949) translate (7.17cm 14.90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757cm" svg:height="0.562cm" svg:x="8.093cm" svg:y="14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6" draw:layer="layout" svg:width="0.711cm" svg:height="0.559cm" svg:x="7.045cm" svg:y="14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6" draw:layer="layout" svg:width="1.805cm" svg:height="0.229cm" svg:x="7.045cm" svg:y="14.454cm">
              <text:p/>
              <draw:enhanced-geometry svg:viewBox="0 0 21600 21600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5" draw:layer="layout" svg:width="1.81cm" svg:height="0.203cm" svg:x="7.045cm" svg:y="14.829cm">
              <text:p/>
              <draw:enhanced-geometry svg:viewBox="0 0 21600 21600" draw:mirror-vertic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1.5707963267949) translate (7.197cm 14.877cm)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3" draw:text-style-name="P2" draw:layer="layout" svg:width="5.08cm" svg:height="3.291cm" draw:transform="rotate (-1.5707963267949) translate (14.935cm 3.862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6" draw:text-style-name="P5" draw:layer="layout" svg:width="1.889cm" svg:height="2.793cm" draw:transform="rotate (-1.5707963267949) translate (14.686cm 6.402cm)" svg:viewBox="0 0 1890 2794" draw:points="1890,0 0,191 0,2591 1890,2794">
            <text:p/>
          </draw:polygon>
          <draw:polygon draw:style-name="gr4" draw:text-style-name="P3" draw:layer="layout" svg:width="0.472cm" svg:height="2.793cm" draw:transform="rotate (-1.5707963267949) translate (14.686cm 8.292cm)" svg:viewBox="0 0 473 2794" draw:points="473,2610 0,2794 0,0 473,200">
            <text:p/>
          </draw:polygon>
          <draw:custom-shape draw:style-name="gr5" draw:text-style-name="P4" draw:layer="layout" svg:width="2.363cm" svg:height="2.401cm" draw:transform="rotate (1.5707963267949) translate (12.086cm 6.395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6" draw:text-style-name="P8" draw:layer="layout" svg:width="0.064cm" svg:height="0.183cm" svg:x="7.625cm" svg:y="11.62cm">
          <text:p/>
          <draw:enhanced-geometry svg:viewBox="0 0 21600 21600" draw:type="rectangle" draw:enhanced-path="M 0 0 L 21600 0 21600 21600 0 21600 0 0 Z N"/>
        </draw:custom-shape>
        <draw:g draw:style-name="gr2">
          <draw:g draw:style-name="gr2">
            <draw:custom-shape draw:style-name="gr7" draw:text-style-name="P5" draw:layer="layout" svg:width="3.81cm" svg:height="3.81cm" svg:x="11.967cm" svg:y="1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11.967cm" svg:y="12.862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12.221cm" svg:y="13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0" draw:text-style-name="P7" draw:layer="layout" svg:width="0.297cm" svg:height="1.571cm" svg:x="13.705cm" svg:y="13.50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" draw:text-style-name="P5" draw:layer="layout" svg:width="0.757cm" svg:height="0.562cm" draw:transform="rotate (-1.5707963267949) translate (14.124cm 14.4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6" draw:layer="layout" svg:width="0.711cm" svg:height="0.559cm" draw:transform="rotate (-1.5707963267949) translate (14.115cm 13.3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" draw:text-style-name="P6" draw:layer="layout" svg:width="1.805cm" svg:height="0.229cm" draw:transform="rotate (-1.5707963267949) translate (13.777cm 13.384cm)">
              <text:p/>
              <draw:enhanced-geometry svg:viewBox="0 0 21600 21600" draw:mirror-horizont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5" draw:layer="layout" svg:width="1.81cm" svg:height="0.203cm" draw:transform="rotate (1.5707963267949) translate (13.926cm 15.194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svg:x="13.728cm" svg:y="13.536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 draw:style-name="gr2">
          <draw:custom-shape draw:style-name="gr17" draw:text-style-name="P9" draw:layer="layout" svg:width="3.439cm" svg:height="5.82cm" svg:x="10.503cm" svg:y="6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2.904cm" svg:height="3.807cm" svg:x="10.769cm" svg:y="8.084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0.876cm" svg:y="7.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0.769cm" svg:y="6.5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213cm" svg:y="8.5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8.7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0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5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9.7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05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3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56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0.81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1.0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11.33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8.52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8.77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03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29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5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9.7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05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30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5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0.81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1.07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11.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536cm" svg:height="3.047cm" svg:x="11.469cm" svg:y="8.468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6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2.904cm" svg:height="3.807cm" svg:x="4.3cm" svg:y="8.084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1" draw:layer="layout" svg:width="0.397cm" svg:height="0.394cm" svg:x="4.3cm" svg:y="8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4.744cm" svg:y="8.52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8.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0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29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5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9.79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05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30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5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0.81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1.0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11.3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8.52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8.77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03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29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53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9.7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05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30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56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0.8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1.07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11.3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10.503cm" svg:y="13.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45cm" svg:height="2.803cm" svg:x="11.161cm" svg:y="16.569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1.268cm" svg:y="15.7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1.161cm" svg:y="15.0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605cm" svg:y="17.00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2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52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7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02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28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5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0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26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5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77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0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2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5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79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2.032cm" svg:x="11.861cm" svg:y="16.95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13.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45cm" svg:height="2.803cm" svg:x="4.708cm" svg:y="16.57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2cm" svg:y="17.0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26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5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7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02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2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53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79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00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26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52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77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0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2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5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79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0.397cm" svg:height="0.394cm" svg:x="4.711cm" svg:y="16.96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Default">
        <draw:custom-shape draw:style-name="gr27" draw:text-style-name="P1" draw:layer="layout" svg:width="19.599cm" svg:height="7.123cm" svg:x="0.998cm" svg:y="5.35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28" draw:text-style-name="P15" draw:layer="layout" svg:width="1.425cm" svg:height="1.811cm" svg:x="8.813cm" svg:y="9.037cm">
            <text:p text:style-name="P14"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7.327cm" svg:height="2.158cm" svg:x="9.636cm" svg:y="8.696cm">
            <text:p text:style-name="P16"><text:span text:style-name="T2">l</text:span><text:span text:style-name="T3">lec md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9" draw:layer="layout" svg:width="2.788cm" svg:height="2.158cm" svg:x="6.639cm" svg:y="8.696cm">
            <text:p text:style-name="P18"><text:span text:style-name="T3">in</text:span><text:span text:style-name="T2">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l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adauk Book" svg:font-family="'Padauk Book'" style:font-pitch="variable"/>
    <style:font-face style:name="Ubuntu Sans" svg:font-family="'Ubuntu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6:57:00.767794848</meta:creation-date>
    <dc:date>2025-04-27T18:42:58.050091034</dc:date>
    <meta:editing-duration>PT2H1M27S</meta:editing-duration>
    <meta:editing-cycles>8</meta:editing-cycles>
    <meta:generator>LibreOffice/24.2.7.2$Linux_X86_64 LibreOffice_project/420$Build-2</meta:generator>
    <meta:document-statistic meta:object-count="141"/>
  </office:meta>
</office:document-meta>
</file>